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6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0M27S" calcext:value-type="time">
            <text:p>12:40:27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0M39S" calcext:value-type="time">
            <text:p>12:40:39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1M03S" calcext:value-type="time">
            <text:p>12:41:03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41M29S" calcext:value-type="time">
            <text:p>12:41:29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0M17S" calcext:value-type="time">
            <text:p>12:40:17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0M32S" calcext:value-type="time">
            <text:p>12:40:32</text:p>
          </table:table-cell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0M45S" calcext:value-type="time">
            <text:p>12:40:45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41M22S" calcext:value-type="time">
            <text:p>12:41:22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14S" calcext:value-type="time">
            <text:p>12:40:1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15S" calcext:value-type="time">
            <text:p>12:40:1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16S" calcext:value-type="time">
            <text:p>12:40:16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18S" calcext:value-type="time">
            <text:p>12:40:1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22S" calcext:value-type="time">
            <text:p>12:40:2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25S" calcext:value-type="time">
            <text:p>12:40:2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27S" calcext:value-type="time">
            <text:p>12:40:2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27S" calcext:value-type="time">
            <text:p>12:40:2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31S" calcext:value-type="time">
            <text:p>12:40:3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32S" calcext:value-type="time">
            <text:p>12:40:3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37S" calcext:value-type="time">
            <text:p>12:40:3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39S" calcext:value-type="time">
            <text:p>12:40:3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41S" calcext:value-type="time">
            <text:p>12:40:41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43S" calcext:value-type="time">
            <text:p>12:40:4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45S" calcext:value-type="time">
            <text:p>12:40:4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49S" calcext:value-type="time">
            <text:p>12:40:4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52S" calcext:value-type="time">
            <text:p>12:40:5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54S" calcext:value-type="time">
            <text:p>12:40:5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55S" calcext:value-type="time">
            <text:p>12:40:5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0M58S" calcext:value-type="time">
            <text:p>12:40:5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1M05S" calcext:value-type="time">
            <text:p>12:41:0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1M07S" calcext:value-type="time">
            <text:p>12:41:0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1M08S" calcext:value-type="time">
            <text:p>12:41:08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1M13S" calcext:value-type="time">
            <text:p>12:41:1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1M18S" calcext:value-type="time">
            <text:p>12:41:18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1M21S" calcext:value-type="time">
            <text:p>12:41:2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1M22S" calcext:value-type="time">
            <text:p>12:41:2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1M24S" calcext:value-type="time">
            <text:p>12:41:2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1M29S" calcext:value-type="time">
            <text:p>12:41:29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41M34S" calcext:value-type="time">
            <text:p>12:41:3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13S" calcext:value-type="time">
            <text:p>12:40:1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15S" calcext:value-type="time">
            <text:p>12:40:1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20S" calcext:value-type="time">
            <text:p>12:40:2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32S" calcext:value-type="time">
            <text:p>12:40:3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32S" calcext:value-type="time">
            <text:p>12:40:32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33S" calcext:value-type="time">
            <text:p>12:40:33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34S" calcext:value-type="time">
            <text:p>12:40:34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34S" calcext:value-type="time">
            <text:p>12:40:34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35S" calcext:value-type="time">
            <text:p>12:40:3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37S" calcext:value-type="time">
            <text:p>12:40:3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37S" calcext:value-type="time">
            <text:p>12:40:3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40S" calcext:value-type="time">
            <text:p>12:40:4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40S" calcext:value-type="time">
            <text:p>12:40:4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43S" calcext:value-type="time">
            <text:p>12:40:4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50S" calcext:value-type="time">
            <text:p>12:40:5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53S" calcext:value-type="time">
            <text:p>12:40:53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53S" calcext:value-type="time">
            <text:p>12:40:5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55S" calcext:value-type="time">
            <text:p>12:40:55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56S" calcext:value-type="time">
            <text:p>12:40:56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0M57S" calcext:value-type="time">
            <text:p>12:40:57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01S" calcext:value-type="time">
            <text:p>12:41:0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10S" calcext:value-type="time">
            <text:p>12:41:1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10S" calcext:value-type="time">
            <text:p>12:41:10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14S" calcext:value-type="time">
            <text:p>12:41:1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15S" calcext:value-type="time">
            <text:p>12:41:1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15S" calcext:value-type="time">
            <text:p>12:41:15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19S" calcext:value-type="time">
            <text:p>12:41:19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22S" calcext:value-type="time">
            <text:p>12:41:2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27S" calcext:value-type="time">
            <text:p>12:41:2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27S" calcext:value-type="time">
            <text:p>12:41:27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27S" calcext:value-type="time">
            <text:p>12:41:27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31S" calcext:value-type="time">
            <text:p>12:41:31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34S" calcext:value-type="time">
            <text:p>12:41:34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41M35S" calcext:value-type="time">
            <text:p>12:41:3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table:style-name="ce9"/>
          <table:table-cell table:style-name="ce4"/>
          <table:table-cell table:style-name="ce1"/>
        </table:table-row>
        <table:table-row table:style-name="ro1">
          <table:table-cell table:style-name="ce9"/>
          <table:table-cell table:style-name="ce5"/>
          <table:table-cell table:style-name="ce1"/>
        </table:table-row>
      </table:table>
      <table:named-expressions/>
      <table:database-ranges>
        <table:database-range table:name="__Anonymous_Sheet_DB__0" table:target-range-address="Sheet1.A2:Sheet1.C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8:21:39.726699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7:11.931763654</meta:creation-date>
    <meta:generator>LibreOffice/6.0.7.3$Linux_X86_64 LibreOffice_project/00m0$Build-3</meta:generator>
    <dc:date>2019-12-16T18:23:24.196650018</dc:date>
    <meta:editing-duration>PT6M54S</meta:editing-duration>
    <meta:editing-cycles>6</meta:editing-cycles>
    <meta:document-statistic meta:table-count="1" meta:cell-count="219" meta:object-count="0"/>
  </office:meta>
</office:document-meta>
</file>